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2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9pt" fo:letter-spacing="normal" fo:font-style="normal" fo:font-weight="normal" officeooo:rsid="0009bfc6" officeooo:paragraph-rsid="0009bfc6"/>
    </style:style>
    <style:style style:name="P3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9pt" fo:letter-spacing="normal" fo:font-style="normal" fo:font-weight="normal" officeooo:rsid="0009f45a" officeooo:paragraph-rsid="0009f45a"/>
    </style:style>
    <style:style style:name="P4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T1" style:family="text">
      <style:text-properties fo:color="#262626" fo:font-size="9.75pt"/>
    </style:style>
    <style:style style:name="T2" style:family="text">
      <style:text-properties officeooo:rsid="000ae7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P - 10.0.104.245</text:p>
      <text:p text:style-name="P2">Hostname- <text:a xlink:type="simple" xlink:href="ftp://ftp.deerwalk.com/">ftp.deerwalk.com</text:a></text:p>
      <text:p text:style-name="P2">username - namchebuild</text:p>
      <text:p text:style-name="P1">d6SdbjnNIxYaU</text:p>
      <text:p text:style-name="P1"/>
      <text:p text:style-name="P1"><text:span text:style-name="T2">Clear up memory - </text:span><text:span text:style-name="T1">sync; echo 3 &gt; /proc/sys/vm/drop_cach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5:38:18.896890679</meta:creation-date>
    <dc:date>2015-08-25T14:49:38.993585112</dc:date>
    <meta:editing-duration>P0D</meta:editing-duration>
    <meta:editing-cycles>3</meta:editing-cycles>
    <meta:generator>LibreOffice/4.2.8.2$Linux_X86_64 LibreOffice_project/420m0$Build-2</meta:generator>
    <dc:creator>Sajan Shakya</dc:creator>
    <meta:document-statistic meta:table-count="0" meta:image-count="0" meta:object-count="0" meta:page-count="1" meta:paragraph-count="5" meta:word-count="18" meta:character-count="135" meta:non-whitespace-character-count="122"/>
  </office:meta>
</office:document-meta>
</file>